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2400000150A40950E9.png" manifest:media-type="image/png"/>
  <manifest:file-entry manifest:full-path="Pictures/1000020100000224000000F89E0008D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BorisBlackBloxx1" svg:font-family="BorisBlackBloxx" style:font-pitch="variable"/>
    <style:font-face style:name="BorisBlackBloxx" svg:font-family="BorisBlackBloxx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text-autospace="none">
        <style:tab-stops>
          <style:tab-stop style:position="16.99cm" style:type="right"/>
        </style:tab-stops>
      </style:paragraph-properties>
      <style:text-properties fo:color="#000000" style:text-outline="false" style:text-position="0% 100%" style:font-name="Helvetica" fo:font-size="9pt" fo:letter-spacing="normal" fo:font-style="italic" style:text-underline-style="none" style:letter-kerning="false" style:font-name-asian="Helvetica" style:font-size-asian="9pt" style:font-style-asian="italic" style:font-name-complex="Helvetica" style:font-size-complex="9pt" style:font-style-complex="itali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officeooo:rsid="00122f5d" officeooo:paragraph-rsid="00122f5d"/>
    </style:style>
    <style:style style:name="P4" style:family="paragraph" style:parent-style-name="Title">
      <style:text-properties officeooo:rsid="00122f5d" officeooo:paragraph-rsid="00122f5d"/>
    </style:style>
    <style:style style:name="P5" style:family="paragraph" style:parent-style-name="Subtitle">
      <style:text-properties officeooo:rsid="00122f5d" officeooo:paragraph-rsid="00122f5d"/>
    </style:style>
    <style:style style:name="P6" style:family="paragraph" style:parent-style-name="Text_20_body">
      <style:text-properties officeooo:rsid="00122f5d" officeooo:paragraph-rsid="00122f5d"/>
    </style:style>
    <style:style style:name="P7" style:family="paragraph" style:parent-style-name="Text_20_body">
      <style:text-properties officeooo:rsid="00135968" officeooo:paragraph-rsid="00135968"/>
    </style:style>
    <style:style style:name="P8" style:family="paragraph" style:parent-style-name="Heading_20_1">
      <style:text-properties officeooo:rsid="00122f5d" officeooo:paragraph-rsid="00122f5d"/>
    </style:style>
    <style:style style:name="P9" style:family="paragraph" style:parent-style-name="Heading_20_2">
      <style:text-properties officeooo:rsid="00122f5d" officeooo:paragraph-rsid="00122f5d"/>
    </style:style>
    <style:style style:name="P10" style:family="paragraph" style:parent-style-name="Heading_20_3">
      <style:text-properties officeooo:rsid="00122f5d" officeooo:paragraph-rsid="00122f5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ötesprotokoll</text:p>
      <text:p text:style-name="P4">Årsmöte för Ung Pirat Umeå, Internet </text:p>
      <text:p text:style-name="P4">21 december 2015</text:p>
      <text:p text:style-name="P3"/>
      <text:p text:style-name="P3"/>
      <text:p text:style-name="P8">1. Mötets öppnande.</text:p>
      <text:p text:style-name="P3"/>
      <text:p text:style-name="P3">Viktor Alakörkkö förklarade mötet öppnat 19:05 den 21 december 2015.</text:p>
      <text:p text:style-name="P3"/>
      <text:p text:style-name="P8">2. Mötets behörighet.</text:p>
      <text:p text:style-name="P3"/>
      <text:p text:style-name="P3">Mötet beslutade</text:p>
      <text:p text:style-name="P3">att anse mötet behörigt utlyst.</text:p>
      <text:p text:style-name="P3"/>
      <text:p text:style-name="P8">3. Justering av röstlängd och eventuella adjungeringar.</text:p>
      <text:p text:style-name="P3"/>
      <text:p text:style-name="P3">Närvarande med rösträtt:</text:p>
      <text:p text:style-name="P3">Viktor Alakörkkö</text:p>
      <text:p text:style-name="P3">Petter Karkea</text:p>
      <text:p text:style-name="P3">Jokaim Vesterlund</text:p>
      <text:p text:style-name="P3"/>
      <text:p text:style-name="P3">Mötet fastställde röstlängden till 3 personer.</text:p>
      <text:p text:style-name="P3"/>
      <text:p text:style-name="P8">4. Val av mötesordförande.</text:p>
      <text:p text:style-name="P3"/>
      <text:p text:style-name="P3">Mötet valde</text:p>
      <text:p text:style-name="P3">Viktor Alakörkkö till mötesordförande.</text:p>
      <text:p text:style-name="P3"/>
      <text:p text:style-name="P8">5. Val av mötessekreterare.</text:p>
      <text:p text:style-name="P3"/>
      <text:p text:style-name="P3">Mötet valde</text:p>
      <text:p text:style-name="P3">Joakim Vesterlund till mötessekreterare.</text:p>
      <text:p text:style-name="P3"/>
      <text:p text:style-name="P8">6. Val av justeringspersoner.</text:p>
      <text:p text:style-name="P3"/>
      <text:p text:style-name="P3">Mötet valde</text:p>
      <text:p text:style-name="P3">Petter Karkea till justerare av protokollet.</text:p>
      <text:p text:style-name="P3"/>
      <text:p text:style-name="P8">7. Verksamhetsberättelse.</text:p>
      <text:p text:style-name="P3"/>
      <text:p text:style-name="P3">Mötet beslutade</text:p>
      <text:p text:style-name="P3">att lägga verksamhetsberättelsen till handlingarna. Se bilaga 1.</text:p>
      <text:p text:style-name="P3"/>
      <text:p text:style-name="P8">8. Ekonomisk berättelse.</text:p>
      <text:p text:style-name="P3"/>
      <text:p text:style-name="P3">Mötet beslutade</text:p>
      <text:p text:style-name="P3">att lägga den ekonomiska berättelsen till handlingarna. Se bilaga 2.</text:p>
      <text:p text:style-name="P3"/>
      <text:p text:style-name="P8">9. Revisionsberättelse.</text:p>
      <text:p text:style-name="P3"/>
      <text:p text:style-name="P3">Mötet beslutade</text:p>
      <text:p text:style-name="P3">att lägga revisionsberättelsen till handlingarna. Se bilaga 3.</text:p>
      <text:p text:style-name="P3"/>
      <text:p text:style-name="P8">10. Ansvarsfrihet för avgående styrelsen.</text:p>
      <text:p text:style-name="P3"/>
      <text:p text:style-name="P3">Mötet beslutade</text:p>
      <text:p text:style-name="P3">att bevilja ansvarsfrihet för den avgående styrelsen.</text:p>
      <text:p text:style-name="P3"/>
      <text:p text:style-name="P8">11. Verksamhetsplan.</text:p>
      <text:p text:style-name="P3"/>
      <text:p text:style-name="P3">Mötet beslutade</text:p>
      <text:p text:style-name="P3">att anta verksamhetsplanen. Se bilaga 4.</text:p>
      <text:p text:style-name="P3"/>
      <text:p text:style-name="P8">12. Budget.</text:p>
      <text:p text:style-name="P3"/>
      <text:p text:style-name="P3">Mötet beslutade</text:p>
      <text:p text:style-name="P3">att anta budgeten. Se bilaga 5.</text:p>
      <text:p text:style-name="P3"/>
      <text:p text:style-name="P8">13. Val av styrelse.</text:p>
      <text:p text:style-name="P3"/>
      <text:p text:style-name="P3">Mötet valde</text:p>
      <text:p text:style-name="P3">Viktor Alakörkkö till ordförande.</text:p>
      <text:p text:style-name="P3">Joakim Vesterlund till kassör.</text:p>
      <text:p text:style-name="P3">Petter Karkea till sekreterare.</text:p>
      <text:p text:style-name="P8">14. Val av revisor.</text:p>
      <text:p text:style-name="P3"/>
      <text:p text:style-name="P3">Mötet valde</text:p>
      <text:p text:style-name="P3">Erik Einarsson till revisor.</text:p>
      <text:p text:style-name="P3"/>
      <text:p text:style-name="P8">15. Val av valberedning.</text:p>
      <text:p text:style-name="P3"/>
      <text:p text:style-name="P3">Mötet valde</text:p>
      <text:p text:style-name="P3">Att vakantsätta valberedningsposterna.</text:p>
      <text:p text:style-name="P3"/>
      <text:p text:style-name="P8">16. Övriga frågor.</text:p>
      <text:p text:style-name="P3"/>
      <text:p text:style-name="P3">Inga övriga frågor har inkommit.</text:p>
      <text:p text:style-name="P3"/>
      <text:p text:style-name="P8">17. Mötets avslutande.</text:p>
      <text:p text:style-name="P3"/>
      <text:p text:style-name="P3">Mötesordförande Viktor Alakörkkö förklarade mötet avslutat 21:00 den 21 december 2015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BorisBlackBloxx1" svg:font-family="BorisBlackBloxx" style:font-pitch="variable"/>
    <style:font-face style:name="BorisBlackBloxx" svg:font-family="BorisBlackBloxx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line-height="140%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BorisBlackBloxx" fo:font-family="BorisBlackBloxx" style:font-style-name="Standard" style:font-pitch="variable" fo:font-size="20pt" fo:font-weight="normal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2pt" fo:font-style="normal" fo:font-weight="normal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style:contextual-spacing="false" fo:hyphenation-ladder-count="no-limit" fo:text-indent="0cm" style:auto-text-indent="false" style:page-number="auto"/>
      <style:text-properties fo:font-size="20pt" fo:font-weight="normal" style:font-size-asian="115%" style:font-weight-asian="bold" style:font-size-complex="115%" style:font-weight-complex="bold" fo:hyphenate="true" fo:hyphenation-remain-char-count="2" fo:hyphenation-push-char-count="2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 fo:background-color="transparent" style:shadow="none">
        <style:tab-stops>
          <style:tab-stop style:position="16.999cm" style:type="right" style:leader-style="dotted" style:leader-text="."/>
        </style:tab-stops>
        <style:background-image/>
      </style:paragraph-properties>
      <style:text-properties style:font-name="Arial1" fo:font-family="Arial" style:font-style-name="Normal" style:font-family-generic="swiss" style:font-pitch="variable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cm" fo:margin-right="0cm" fo:margin-top="0cm" fo:margin-bottom="0cm" style:contextual-spacing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UPBrödtext" style:family="paragraph" style:parent-style-name="Text_20_body">
      <style:paragraph-properties fo:line-height="140%" style:shadow="none"/>
      <style:text-properties style:font-name="Bitstream Vera Sans1" fo:font-family="'Bitstream Vera Sans'" style:font-family-generic="swiss" style:font-pitch="variable" fo:font-size="10pt" style:font-size-asian="10pt" style:font-size-complex="10pt"/>
    </style:style>
    <style:style style:name="UPHuvudrubrik" style:family="paragraph">
      <style:text-properties style:font-name="BorisBlackBloxx1" fo:font-family="BorisBlackBloxx" style:font-pitch="variable" fo:font-size="20pt" style:font-size-asian="20pt" style:font-size-complex="20pt"/>
    </style:style>
    <style:style style:name="UPUnderrubrik" style:family="paragraph" style:parent-style-name="UPHuvudrubrik">
      <style:text-properties fo:font-size="12pt" style:font-size-asian="12pt" style:font-size-complex="12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6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Text" style:family="paragraph" style:parent-style-name="Caption" style:class="extra">
      <style:paragraph-properties fo:line-height="140%"/>
      <style:text-properties style:font-name="Bitstream Vera Sans" fo:font-family="'Bitstream Vera Sans'" style:font-style-name="Roman" style:font-family-generic="swiss" style:font-pitch="variable" fo:font-size="10pt" fo:font-style="normal"/>
    </style:style>
    <style:style style:name="Footnote" style:family="paragraph" style:parent-style-name="Standard" style:class="extra">
      <style:paragraph-properties fo:margin-left="0.499cm" fo:margin-right="0cm" fo:line-height="120%" fo:text-indent="-0.499cm" style:auto-text-indent="false" text:number-lines="false" text:line-number="0"/>
      <style:text-properties style:font-name="Bitstream Vera Sans" fo:font-family="'Bitstream Vera Sans'" style:font-style-name="Roman" style:font-family-generic="swiss" style:font-pitch="variable"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underrubrik" style:family="paragraph" style:parent-style-name="Text_20_body"/>
    <style:style style:name="namnlös1" style:family="paragraph" style:parent-style-name="Title" style:master-page-name="">
      <style:paragraph-properties fo:keep-together="always" style:page-number="auto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RTF_5f_Num_20_2_20_1" style:display-name="RTF_Num 2 1" style:family="text"/>
    <style:style style:name="RTF_5f_Num_20_3_20_1" style:display-name="RTF_Num 3 1" style:family="text"/>
    <style:style style:name="RTF_5f_Num_20_4_20_1" style:display-name="RTF_Num 4 1" style:family="text"/>
    <style:style style:name="RTF_5f_Num_20_5_20_1" style:display-name="RTF_Num 5 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ge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text:bullet-char="◦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text:bullet-char="◦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◦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bullet text:level="1" text:style-name="RTF_5f_Num_20_5_20_1" text:bullet-char="◦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justify" style:justify-single-word="false" style:text-autospace="none">
        <style:tab-stops>
          <style:tab-stop style:position="16.99cm" style:type="right"/>
        </style:tab-stops>
      </style:paragraph-properties>
      <style:text-properties fo:color="#000000" style:text-outline="false" style:text-position="0% 100%" style:font-name="Helvetica" fo:font-size="9pt" fo:letter-spacing="normal" fo:font-style="italic" style:text-underline-style="none" style:letter-kerning="false" style:font-name-asian="Helvetica" style:font-size-asian="9pt" style:font-style-asian="italic" style:font-name-complex="Helvetica" style:font-size-complex="9pt" style:font-style-complex="italic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15" text:anchor-type="paragraph" svg:x="10.192cm" svg:y="-1.148cm" svg:width="7.879cm" svg:height="2.704cm" draw:z-index="1"><draw:image xlink:href="Pictures/1000020100000224000000F89E0008D0.png" xlink:type="simple" xlink:show="embed" xlink:actuate="onLoad"/></draw:frame><draw:frame draw:style-name="Mfr1" draw:name="grafik14" text:anchor-type="paragraph" svg:x="-0.968cm" svg:y="23.312cm" svg:width="7.38cm" svg:height="3.886cm" draw:z-index="0"><draw:image xlink:href="Pictures/100002010000022400000150A40950E9.png" xlink:type="simple" xlink:show="embed" xlink:actuate="onLoad"/></draw:frame> <text:s/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01:31:37.381734409</meta:creation-date>
    <meta:editing-duration>P0D</meta:editing-duration>
    <meta:editing-cycles>3</meta:editing-cycles>
    <meta:generator>LibreOffice/4.2.8.2$Linux_X86_64 LibreOffice_project/420m0$Build-2</meta:generator>
    <dc:date>2015-10-07T22:16:10.877864340</dc:date>
    <meta:document-statistic meta:table-count="0" meta:image-count="2" meta:object-count="0" meta:page-count="1" meta:paragraph-count="10" meta:word-count="12" meta:character-count="86" meta:non-whitespace-character-count="81"/>
  </office:meta>
</office:document-meta>
</file>